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11111" draw:marker-start-width="0.321cm" draw:marker-end-width="0.321cm" draw:fill-color="#dddddd" draw:textarea-horizontal-align="justify" draw:textarea-vertical-align="middle" draw:auto-grow-height="false" fo:min-height="7.22cm" fo:min-width="9.50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423cm" svg:stroke-color="#00a933" draw:marker-start-width="0.834cm" draw:marker-end="Arrow" draw:marker-end-width="0.934cm" draw:fill="solid" draw:textarea-vertical-align="middle" fo:padding-top="0.336cm" fo:padding-bottom="0.336cm" fo:padding-left="0.461cm" fo:padding-right="0.461cm"/>
    </style:style>
    <style:style style:name="gr4" style:family="graphic" style:parent-style-name="standard">
      <style:graphic-properties svg:stroke-width="0.081cm" svg:stroke-color="#111111" draw:marker-start-width="0.321cm" draw:marker-end-width="0.321cm" draw:fill-color="#00a933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00a933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084cm" svg:height="7.55cm" svg:x="1.508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.508cm" svg:y="0.7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4.008cm" svg:y="0.76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6.508cm" svg:y="0.76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9.008cm" svg:y="0.762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.508cm" svg:y="3.26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4.008cm" svg:y="3.262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6.508cm" svg:y="3.26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9.008cm" svg:y="3.26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.508cm" svg:y="5.76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4.008cm" svg:y="5.76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6.508cm" svg:y="5.7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9.008cm" svg:y="5.762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84cm" svg:y1="4.518cm" svg:x2="15.478cm" svg:y2="4.518cm">
          <text:p/>
        </draw:line>
        <draw:custom-shape draw:style-name="gr1" draw:text-style-name="P1" draw:layer="layout" svg:width="10.084cm" svg:height="7.55cm" svg:x="16.508cm" svg:y="0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56cm" svg:height="2.55cm" svg:x="16.508cm" svg:y="0.7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9.008cm" svg:y="0.76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508cm" svg:y="0.76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4.008cm" svg:y="0.762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56cm" svg:height="2.55cm" svg:x="16.508cm" svg:y="3.26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56cm" svg:height="2.55cm" svg:x="19.008cm" svg:y="3.262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56cm" svg:height="2.55cm" svg:x="21.508cm" svg:y="3.26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56cm" svg:height="2.55cm" svg:x="24.008cm" svg:y="3.26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6.508cm" svg:y="5.76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9.008cm" svg:y="5.76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508cm" svg:y="5.7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56cm" svg:height="2.55cm" svg:x="24.008cm" svg:y="5.762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47:37.072864556</meta:creation-date>
    <dc:date>2019-09-14T15:45:23.276617086</dc:date>
    <meta:editing-duration>PT18M6S</meta:editing-duration>
    <meta:editing-cycles>3</meta:editing-cycles>
    <meta:generator>LibreOffice/6.2.7.1$Linux_X86_64 LibreOffice_project/20$Build-1</meta:generator>
    <meta:document-statistic meta:object-count="50"/>
  </office:meta>
</office:document-meta>
</file>